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9c565" officeooo:paragraph-rsid="0049c565"/>
    </style:style>
    <style:style style:name="P2" style:family="paragraph" style:parent-style-name="Standard">
      <style:text-properties officeooo:rsid="004ba495" officeooo:paragraph-rsid="004ba495"/>
    </style:style>
    <style:style style:name="T1" style:family="text">
      <style:text-properties officeooo:rsid="004b2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m is a modal editor:</text:p>
      <text:p text:style-name="P1">Normal: for moving around a file and making edits</text:p>
      <text:p text:style-name="P1">Insert: for inserting text: <text:span text:style-name="T1">i</text:span></text:p>
      <text:p text:style-name="P1">Replace: for replacing text: <text:span text:style-name="T1">R</text:span></text:p>
      <text:p text:style-name="P1">Visual (plain, line, or block): for selecting blocks of text: <text:span text:style-name="T1">v</text:span></text:p>
      <text:p text:style-name="P2">Visual Line mode: V</text:p>
      <text:p text:style-name="P2">Visual Block mode: ^v</text:p>
      <text:p text:style-name="P1">Command-line: for running a command: “: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8:11:47.305414563</meta:creation-date>
    <meta:generator>LibreOffice/7.3.5.2$Linux_X86_64 LibreOffice_project/30$Build-2</meta:generator>
    <dc:date>2022-09-05T18:01:16.223256819</dc:date>
    <meta:editing-duration>PT6H30M49S</meta:editing-duration>
    <meta:editing-cycles>29</meta:editing-cycles>
    <meta:document-statistic meta:table-count="0" meta:image-count="0" meta:object-count="0" meta:page-count="1" meta:paragraph-count="8" meta:word-count="49" meta:character-count="273" meta:non-whitespace-character-count="232"/>
  </office:meta>
</office:document-meta>
</file>